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.199">
            <text:p>0,199</text:p>
          </table:table-cell>
          <table:table-cell office:value-type="float" office:value="0.44">
            <text:p>0,44</text:p>
          </table:table-cell>
          <table:table-cell office:value-type="float" office:value="-0.528">
            <text:p>-0,528</text:p>
          </table:table-cell>
          <table:table-cell office:value-type="float" office:value="0.529">
            <text:p>0,529</text:p>
          </table:table-cell>
          <table:table-cell office:value-type="float" office:value="0.457">
            <text:p>0,457</text:p>
          </table:table-cell>
        </table:table-row>
        <table:table-row table:style-name="ro1">
          <table:table-cell/>
          <table:table-cell office:value-type="float" office:value="0.321">
            <text:p>0,321</text:p>
          </table:table-cell>
          <table:table-cell office:value-type="float" office:value="0.542">
            <text:p>0,542</text:p>
          </table:table-cell>
          <table:table-cell office:value-type="float" office:value="-0.211">
            <text:p>-0,211</text:p>
          </table:table-cell>
          <table:table-cell office:value-type="float" office:value="-0.148">
            <text:p>-0,148</text:p>
          </table:table-cell>
          <table:table-cell office:value-type="float" office:value="-0.733">
            <text:p>-0,733</text:p>
          </table:table-cell>
        </table:table-row>
        <table:table-row table:style-name="ro1">
          <table:table-cell/>
          <table:table-cell office:value-type="float" office:value="0.422">
            <text:p>0,422</text:p>
          </table:table-cell>
          <table:table-cell office:value-type="float" office:value="0.403">
            <text:p>0,403</text:p>
          </table:table-cell>
          <table:table-cell office:value-type="float" office:value="0.375">
            <text:p>0,375</text:p>
          </table:table-cell>
          <table:table-cell office:value-type="float" office:value="-0.535">
            <text:p>-0,535</text:p>
          </table:table-cell>
          <table:table-cell office:value-type="float" office:value="0.482">
            <text:p>0,482</text:p>
          </table:table-cell>
        </table:table-row>
        <table:table-row table:style-name="ro1">
          <table:table-cell/>
          <table:table-cell office:value-type="float" office:value="0.549">
            <text:p>0,549</text:p>
          </table:table-cell>
          <table:table-cell office:value-type="float" office:value="-0.139">
            <text:p>-0,139</text:p>
          </table:table-cell>
          <table:table-cell office:value-type="float" office:value="0.558">
            <text:p>0,558</text:p>
          </table:table-cell>
          <table:table-cell office:value-type="float" office:value="0.59">
            <text:p>0,59</text:p>
          </table:table-cell>
          <table:table-cell office:value-type="float" office:value="-0.143">
            <text:p>-0,143</text:p>
          </table:table-cell>
        </table:table-row>
        <table:table-row table:style-name="ro1">
          <table:table-cell/>
          <table:table-cell office:value-type="float" office:value="0.616">
            <text:p>0,616</text:p>
          </table:table-cell>
          <table:table-cell office:value-type="float" office:value="-0.576">
            <text:p>-0,576</text:p>
          </table:table-cell>
          <table:table-cell office:value-type="float" office:value="-0.474">
            <text:p>-0,474</text:p>
          </table:table-cell>
          <table:table-cell office:value-type="float" office:value="-0.252">
            <text:p>-0,252</text:p>
          </table:table-cell>
          <table:table-cell office:value-type="float" office:value="0.031">
            <text:p>0,03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BS([.B2])" office:value-type="float" office:value="0.199">
            <text:p>0,199</text:p>
          </table:table-cell>
          <table:table-cell table:formula="of:=ABS([.C2])" office:value-type="float" office:value="0.44">
            <text:p>0,44</text:p>
          </table:table-cell>
          <table:table-cell table:formula="of:=ABS([.D2])" office:value-type="float" office:value="0.528">
            <text:p>0,528</text:p>
          </table:table-cell>
          <table:table-cell table:formula="of:=ABS([.E2])" office:value-type="float" office:value="0.529">
            <text:p>0,529</text:p>
          </table:table-cell>
          <table:table-cell table:formula="of:=ABS([.F2])" office:value-type="float" office:value="0.457">
            <text:p>0,457</text:p>
          </table:table-cell>
        </table:table-row>
        <table:table-row table:style-name="ro1">
          <table:table-cell/>
          <table:table-cell table:formula="of:=ABS([.B3])" office:value-type="float" office:value="0.321">
            <text:p>0,321</text:p>
          </table:table-cell>
          <table:table-cell table:formula="of:=ABS([.C3])" office:value-type="float" office:value="0.542">
            <text:p>0,542</text:p>
          </table:table-cell>
          <table:table-cell table:formula="of:=ABS([.D3])" office:value-type="float" office:value="0.211">
            <text:p>0,211</text:p>
          </table:table-cell>
          <table:table-cell table:formula="of:=ABS([.E3])" office:value-type="float" office:value="0.148">
            <text:p>0,148</text:p>
          </table:table-cell>
          <table:table-cell table:formula="of:=ABS([.F3])" office:value-type="float" office:value="0.733">
            <text:p>0,733</text:p>
          </table:table-cell>
        </table:table-row>
        <table:table-row table:style-name="ro1">
          <table:table-cell/>
          <table:table-cell table:formula="of:=ABS([.B4])" office:value-type="float" office:value="0.422">
            <text:p>0,422</text:p>
          </table:table-cell>
          <table:table-cell table:formula="of:=ABS([.C4])" office:value-type="float" office:value="0.403">
            <text:p>0,403</text:p>
          </table:table-cell>
          <table:table-cell table:formula="of:=ABS([.D4])" office:value-type="float" office:value="0.375">
            <text:p>0,375</text:p>
          </table:table-cell>
          <table:table-cell table:formula="of:=ABS([.E4])" office:value-type="float" office:value="0.535">
            <text:p>0,535</text:p>
          </table:table-cell>
          <table:table-cell table:formula="of:=ABS([.F4])" office:value-type="float" office:value="0.482">
            <text:p>0,482</text:p>
          </table:table-cell>
        </table:table-row>
        <table:table-row table:style-name="ro1">
          <table:table-cell/>
          <table:table-cell table:formula="of:=ABS([.B5])" office:value-type="float" office:value="0.549">
            <text:p>0,549</text:p>
          </table:table-cell>
          <table:table-cell table:formula="of:=ABS([.C5])" office:value-type="float" office:value="0.139">
            <text:p>0,139</text:p>
          </table:table-cell>
          <table:table-cell table:formula="of:=ABS([.D5])" office:value-type="float" office:value="0.558">
            <text:p>0,558</text:p>
          </table:table-cell>
          <table:table-cell table:formula="of:=ABS([.E5])" office:value-type="float" office:value="0.59">
            <text:p>0,59</text:p>
          </table:table-cell>
          <table:table-cell table:formula="of:=ABS([.F5])" office:value-type="float" office:value="0.143">
            <text:p>0,143</text:p>
          </table:table-cell>
        </table:table-row>
        <table:table-row table:style-name="ro1">
          <table:table-cell/>
          <table:table-cell table:formula="of:=ABS([.B6])" office:value-type="float" office:value="0.616">
            <text:p>0,616</text:p>
          </table:table-cell>
          <table:table-cell table:formula="of:=ABS([.C6])" office:value-type="float" office:value="0.576">
            <text:p>0,576</text:p>
          </table:table-cell>
          <table:table-cell table:formula="of:=ABS([.D6])" office:value-type="float" office:value="0.474">
            <text:p>0,474</text:p>
          </table:table-cell>
          <table:table-cell table:formula="of:=ABS([.E6])" office:value-type="float" office:value="0.252">
            <text:p>0,252</text:p>
          </table:table-cell>
          <table:table-cell table:formula="of:=ABS([.F6])" office:value-type="float" office:value="0.031">
            <text:p>0,03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MAX([.B8:.B12])" office:value-type="float" office:value="0.616">
            <text:p>0,616</text:p>
          </table:table-cell>
          <table:table-cell table:formula="of:=-MAX([.C8:.C12])" office:value-type="float" office:value="-0.576">
            <text:p>-0,576</text:p>
          </table:table-cell>
          <table:table-cell table:formula="of:=-MAX([.D8:.D12])" office:value-type="float" office:value="-0.558">
            <text:p>-0,558</text:p>
          </table:table-cell>
          <table:table-cell table:formula="of:=MAX([.E8:.E12])" office:value-type="float" office:value="0.59">
            <text:p>0,59</text:p>
          </table:table-cell>
          <table:table-cell table:formula="of:=-MAX([.F8:.F12])" office:value-type="float" office:value="-0.733">
            <text:p>-0,73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[.B2]/[.B$14]" office:value-type="float" office:value="0.323051948051948">
            <text:p>0,323</text:p>
          </table:table-cell>
          <table:table-cell table:style-name="ce1" table:formula="of:=[.C2]/[.C$14]" office:value-type="float" office:value="-0.763888888888889">
            <text:p>-0,764</text:p>
          </table:table-cell>
          <table:table-cell table:style-name="ce1" table:formula="of:=[.D2]/[.D$14]" office:value-type="float" office:value="0.946236559139785">
            <text:p>0,946</text:p>
          </table:table-cell>
          <table:table-cell table:style-name="ce1" table:formula="of:=[.E2]/[.E$14]" office:value-type="float" office:value="0.896610169491525">
            <text:p>0,897</text:p>
          </table:table-cell>
          <table:table-cell table:style-name="ce1" table:formula="of:=[.F2]/[.F$14]" office:value-type="float" office:value="-0.623465211459754">
            <text:p>-0,623</text:p>
          </table:table-cell>
        </table:table-row>
        <table:table-row table:style-name="ro1">
          <table:table-cell/>
          <table:table-cell table:style-name="ce1" table:formula="of:=[.B3]/[.B$14]" office:value-type="float" office:value="0.521103896103896">
            <text:p>0,521</text:p>
          </table:table-cell>
          <table:table-cell table:style-name="ce1" table:formula="of:=[.C3]/[.C$14]" office:value-type="float" office:value="-0.940972222222222">
            <text:p>-0,941</text:p>
          </table:table-cell>
          <table:table-cell table:style-name="ce1" table:formula="of:=[.D3]/[.D$14]" office:value-type="float" office:value="0.378136200716846">
            <text:p>0,378</text:p>
          </table:table-cell>
          <table:table-cell table:style-name="ce1" table:formula="of:=[.E3]/[.E$14]" office:value-type="float" office:value="-0.250847457627119">
            <text:p>-0,251</text:p>
          </table:table-cell>
          <table:table-cell table:style-name="ce1" table:formula="of:=[.F3]/[.F$14]" office:value-type="float" office:value="1">
            <text:p>1,000</text:p>
          </table:table-cell>
        </table:table-row>
        <table:table-row table:style-name="ro1">
          <table:table-cell/>
          <table:table-cell table:style-name="ce1" table:formula="of:=[.B4]/[.B$14]" office:value-type="float" office:value="0.685064935064935">
            <text:p>0,685</text:p>
          </table:table-cell>
          <table:table-cell table:style-name="ce1" table:formula="of:=[.C4]/[.C$14]" office:value-type="float" office:value="-0.699652777777778">
            <text:p>-0,700</text:p>
          </table:table-cell>
          <table:table-cell table:style-name="ce1" table:formula="of:=[.D4]/[.D$14]" office:value-type="float" office:value="-0.672043010752688">
            <text:p>-0,672</text:p>
          </table:table-cell>
          <table:table-cell table:style-name="ce1" table:formula="of:=[.E4]/[.E$14]" office:value-type="float" office:value="-0.906779661016949">
            <text:p>-0,907</text:p>
          </table:table-cell>
          <table:table-cell table:style-name="ce1" table:formula="of:=[.F4]/[.F$14]" office:value-type="float" office:value="-0.657571623465211">
            <text:p>-0,658</text:p>
          </table:table-cell>
        </table:table-row>
        <table:table-row table:style-name="ro1">
          <table:table-cell/>
          <table:table-cell table:style-name="ce1" table:formula="of:=[.B5]/[.B$14]" office:value-type="float" office:value="0.891233766233766">
            <text:p>0,891</text:p>
          </table:table-cell>
          <table:table-cell table:style-name="ce1" table:formula="of:=[.C5]/[.C$14]" office:value-type="float" office:value="0.241319444444444">
            <text:p>0,241</text:p>
          </table:table-cell>
          <table:table-cell table:style-name="ce1" table:formula="of:=[.D5]/[.D$14]" office:value-type="float" office:value="-1">
            <text:p>-1,000</text:p>
          </table:table-cell>
          <table:table-cell table:style-name="ce1" table:formula="of:=[.E5]/[.E$14]" office:value-type="float" office:value="1">
            <text:p>1,000</text:p>
          </table:table-cell>
          <table:table-cell table:style-name="ce1" table:formula="of:=[.F5]/[.F$14]" office:value-type="float" office:value="0.195088676671214">
            <text:p>0,195</text:p>
          </table:table-cell>
        </table:table-row>
        <table:table-row table:style-name="ro1">
          <table:table-cell/>
          <table:table-cell table:style-name="ce1" table:formula="of:=[.B6]/[.B$14]" office:value-type="float" office:value="1">
            <text:p>1,000</text:p>
          </table:table-cell>
          <table:table-cell table:style-name="ce1" table:formula="of:=[.C6]/[.C$14]" office:value-type="float" office:value="1">
            <text:p>1,000</text:p>
          </table:table-cell>
          <table:table-cell table:style-name="ce1" table:formula="of:=[.D6]/[.D$14]" office:value-type="float" office:value="0.849462365591398">
            <text:p>0,849</text:p>
          </table:table-cell>
          <table:table-cell table:style-name="ce1" table:formula="of:=[.E6]/[.E$14]" office:value-type="float" office:value="-0.427118644067797">
            <text:p>-0,427</text:p>
          </table:table-cell>
          <table:table-cell table:style-name="ce1" table:formula="of:=[.F6]/[.F$14]" office:value-type="float" office:value="-0.0422919508867667">
            <text:p>-0,042</text:p>
          </table:table-cell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table table:name="factores_distribución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0.419">
            <text:p>0,419</text:p>
          </table:table-cell>
          <table:table-cell office:value-type="float" office:value="0.295">
            <text:p>0,295</text:p>
          </table:table-cell>
          <table:table-cell office:value-type="float" office:value="0.148">
            <text:p>0,148</text:p>
          </table:table-cell>
          <table:table-cell office:value-type="float" office:value="0.0966714">
            <text:p>0,0966714</text:p>
          </table:table-cell>
          <table:table-cell office:value-type="float" office:value="0.0429946">
            <text:p>0,0429946</text:p>
          </table:table-cell>
        </table:table-row>
        <table:table-row table:style-name="ro1">
          <table:table-cell office:value-type="float" office:value="0.676">
            <text:p>0,676</text:p>
          </table:table-cell>
          <table:table-cell office:value-type="float" office:value="0.363">
            <text:p>0,363</text:p>
          </table:table-cell>
          <table:table-cell office:value-type="float" office:value="0.059">
            <text:p>0,059</text:p>
          </table:table-cell>
          <table:table-cell office:value-type="float" office:value="-0.0270432">
            <text:p>-0,0270432</text:p>
          </table:table-cell>
          <table:table-cell office:value-type="float" office:value="-0.0689994">
            <text:p>-0,0689994</text:p>
          </table:table-cell>
        </table:table-row>
        <table:table-row table:style-name="ro1">
          <table:table-cell office:value-type="float" office:value="0.889">
            <text:p>0,889</text:p>
          </table:table-cell>
          <table:table-cell office:value-type="float" office:value="0.27">
            <text:p>0,27</text:p>
          </table:table-cell>
          <table:table-cell office:value-type="float" office:value="-0.105">
            <text:p>-0,105</text:p>
          </table:table-cell>
          <table:table-cell office:value-type="float" office:value="-0.0978747">
            <text:p>-0,0978747</text:p>
          </table:table-cell>
          <table:table-cell office:value-type="float" office:value="0.0453662">
            <text:p>0,0453662</text:p>
          </table:table-cell>
        </table:table-row>
        <table:table-row table:style-name="ro1">
          <table:table-cell office:value-type="float" office:value="1.157">
            <text:p>1,157</text:p>
          </table:table-cell>
          <table:table-cell office:value-type="float" office:value="-0.093">
            <text:p>-0,093</text:p>
          </table:table-cell>
          <table:table-cell office:value-type="float" office:value="-0.156">
            <text:p>-0,156</text:p>
          </table:table-cell>
          <table:table-cell office:value-type="float" office:value="0.1078">
            <text:p>0,1078</text:p>
          </table:table-cell>
          <table:table-cell office:value-type="float" office:value="-0.0134259">
            <text:p>-0,0134259</text:p>
          </table:table-cell>
        </table:table-row>
        <table:table-row table:style-name="ro1">
          <table:table-cell office:value-type="float" office:value="1.298">
            <text:p>1,298</text:p>
          </table:table-cell>
          <table:table-cell office:value-type="float" office:value="-0.386">
            <text:p>-0,386</text:p>
          </table:table-cell>
          <table:table-cell office:value-type="float" office:value="0.133">
            <text:p>0,133</text:p>
          </table:table-cell>
          <table:table-cell office:value-type="float" office:value="-0.0461473">
            <text:p>-0,0461473</text:p>
          </table:table-cell>
          <table:table-cell office:value-type="float" office:value="0.00292086">
            <text:p>0,0029208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.418653">
            <text:p>0,418653</text:p>
          </table:table-cell>
          <table:table-cell office:value-type="float" office:value="0.294184">
            <text:p>0,294184</text:p>
          </table:table-cell>
          <table:table-cell office:value-type="float" office:value="0.147497">
            <text:p>0,147497</text:p>
          </table:table-cell>
          <table:table-cell office:value-type="float" office:value="0.0966714">
            <text:p>0,0966714</text:p>
          </table:table-cell>
          <table:table-cell office:value-type="float" office:value="0.0429946">
            <text:p>0,0429946</text:p>
          </table:table-cell>
        </table:table-row>
        <table:table-row table:style-name="ro1">
          <table:table-cell office:value-type="float" office:value="0.67484">
            <text:p>0,67484</text:p>
          </table:table-cell>
          <table:table-cell office:value-type="float" office:value="0.362275">
            <text:p>0,362275</text:p>
          </table:table-cell>
          <table:table-cell office:value-type="float" office:value="0.0589277">
            <text:p>0,0589277</text:p>
          </table:table-cell>
          <table:table-cell office:value-type="float" office:value="-0.0270432">
            <text:p>-0,0270432</text:p>
          </table:table-cell>
          <table:table-cell office:value-type="float" office:value="-0.0689994">
            <text:p>-0,0689994</text:p>
          </table:table-cell>
        </table:table-row>
        <table:table-row table:style-name="ro1">
          <table:table-cell office:value-type="float" office:value="0.887952">
            <text:p>0,887952</text:p>
          </table:table-cell>
          <table:table-cell office:value-type="float" office:value="0.269404">
            <text:p>0,269404</text:p>
          </table:table-cell>
          <table:table-cell office:value-type="float" office:value="-0.104847">
            <text:p>-0,104847</text:p>
          </table:table-cell>
          <table:table-cell office:value-type="float" office:value="-0.0978747">
            <text:p>-0,0978747</text:p>
          </table:table-cell>
          <table:table-cell office:value-type="float" office:value="0.0453662">
            <text:p>0,0453662</text:p>
          </table:table-cell>
        </table:table-row>
        <table:table-row table:style-name="ro1">
          <table:table-cell office:value-type="float" office:value="1.15482">
            <text:p>1,15482</text:p>
          </table:table-cell>
          <table:table-cell office:value-type="float" office:value="-0.0932298">
            <text:p>-0,0932298</text:p>
          </table:table-cell>
          <table:table-cell office:value-type="float" office:value="-0.155965">
            <text:p>-0,155965</text:p>
          </table:table-cell>
          <table:table-cell office:value-type="float" office:value="0.1078">
            <text:p>0,1078</text:p>
          </table:table-cell>
          <table:table-cell office:value-type="float" office:value="-0.0134259">
            <text:p>-0,0134259</text:p>
          </table:table-cell>
        </table:table-row>
        <table:table-row table:style-name="ro1">
          <table:table-cell office:value-type="float" office:value="1.29594">
            <text:p>1,29594</text:p>
          </table:table-cell>
          <table:table-cell office:value-type="float" office:value="-0.385198">
            <text:p>-0,385198</text:p>
          </table:table-cell>
          <table:table-cell office:value-type="float" office:value="0.132487">
            <text:p>0,132487</text:p>
          </table:table-cell>
          <table:table-cell office:value-type="float" office:value="-0.0461473">
            <text:p>-0,0461473</text:p>
          </table:table-cell>
          <table:table-cell office:value-type="float" office:value="0.00292086">
            <text:p>0,00292086</text:p>
          </table:table-cell>
        </table:table-row>
      </table:table>
      <table:table table:name="Hoja3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73523">
            <text:p>273523</text:p>
          </table:table-cell>
          <table:table-cell office:value-type="float" office:value="271770">
            <text:p>271770</text:p>
          </table:table-cell>
          <table:table-cell table:formula="of:=[.B2]/[.C2]" office:value-type="float" office:value="1.0064503072451">
            <text:p>1,0064503072</text:p>
          </table:table-cell>
          <table:table-cell table:formula="of:=([.B2]-[.C2])^2" office:value-type="float" office:value="3073009">
            <text:p>3073009</text:p>
          </table:table-cell>
        </table:table-row>
        <table:table-row table:style-name="ro1">
          <table:table-cell/>
          <table:table-cell office:value-type="float" office:value="31341">
            <text:p>31341</text:p>
          </table:table-cell>
          <table:table-cell office:value-type="float" office:value="31149.9">
            <text:p>31149,9</text:p>
          </table:table-cell>
          <table:table-cell table:formula="of:=[.B3]/[.C3]" office:value-type="float" office:value="1.00613485115522">
            <text:p>1,0061348512</text:p>
          </table:table-cell>
          <table:table-cell table:formula="of:=([.B3]-[.C3])^2" office:value-type="float" office:value="36519.2099999994">
            <text:p>36519,2099999994</text:p>
          </table:table-cell>
        </table:table-row>
        <table:table-row table:style-name="ro1">
          <table:table-cell/>
          <table:table-cell office:value-type="float" office:value="6214">
            <text:p>6214</text:p>
          </table:table-cell>
          <table:table-cell office:value-type="float" office:value="6153.54">
            <text:p>6153,54</text:p>
          </table:table-cell>
          <table:table-cell table:formula="of:=[.B4]/[.C4]" office:value-type="float" office:value="1.00982523880563">
            <text:p>1,0098252388</text:p>
          </table:table-cell>
          <table:table-cell table:formula="of:=([.B4]-[.C4])^2" office:value-type="float" office:value="3655.4116">
            <text:p>3655,4116</text:p>
          </table:table-cell>
        </table:table-row>
        <table:table-row table:style-name="ro1">
          <table:table-cell table:number-columns-repeated="4"/>
          <table:table-cell table:formula="of:=SQRT(SUM([.E2:.E4]))" office:value-type="float" office:value="1764.42161106692">
            <text:p>1764,42161106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1" number:min-integer-digits="1"/>
    </number:number-style>
    <number:number-style style:name="N106">
      <number:number number:decimal-places="10" number:min-integer-digits="1"/>
    </number:number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6/11/2012</text:date>, <text:time>17:25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Tato</meta:initial-creator>
    <meta:creation-date>2012-11-03T17:23:08</meta:creation-date>
    <dc:date>2012-11-06T17:25:15</dc:date>
    <dc:creator>Luis Tato</dc:creator>
    <meta:editing-duration>PT01H59M30S</meta:editing-duration>
    <meta:editing-cycles>5</meta:editing-cycles>
    <meta:generator>OpenOffice.org/3.2$Unix OpenOffice.org_project/320m19$Build-9505</meta:generator>
    <meta:document-statistic meta:table-count="3" meta:cell-count="143" meta:object-count="0"/>
  </office:meta>
</office:document-meta>
</file>